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E</text:p>
          </table:table-cell>
          <table:table-cell table:number-columns-repeated="7" office:value-type="float" office:value="1">
            <text:p>1</text:p>
          </table:table-cell>
        </table:table-row>
        <table:table-row table:style-name="ro1">
          <table:table-cell office:value-type="string">
            <text:p>Mcut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.58">
            <text:p>1.58</text:p>
          </table:table-cell>
          <table:table-cell office:value-type="float" office:value="1.55">
            <text:p>1.55</text:p>
          </table:table-cell>
          <table:table-cell office:value-type="float" office:value="1.69">
            <text:p>1.69</text:p>
          </table:table-cell>
          <table:table-cell office:value-type="float" office:value="2.1">
            <text:p>2.1</text:p>
          </table:table-cell>
          <table:table-cell office:value-type="float" office:value="2.21">
            <text:p>2.21</text:p>
          </table:table-cell>
        </table:table-row>
        <table:table-row table:style-name="ro1">
          <table:table-cell office:value-type="string">
            <text:p>p</text:p>
          </table:table-cell>
          <table:table-cell table:style-name="ce1" office:value-type="float" office:value="6.15">
            <text:p>6.15E+00</text:p>
          </table:table-cell>
          <table:table-cell table:style-name="ce1" office:value-type="float" office:value="6.79">
            <text:p>6.79E+00</text:p>
          </table:table-cell>
          <table:table-cell table:style-name="ce1" office:value-type="float" office:value="7.53">
            <text:p>7.53E+00</text:p>
          </table:table-cell>
          <table:table-cell table:style-name="ce1" office:value-type="float" office:value="7.93">
            <text:p>7.93E+00</text:p>
          </table:table-cell>
          <table:table-cell table:style-name="ce1" office:value-type="float" office:value="8.41">
            <text:p>8.41E+00</text:p>
          </table:table-cell>
          <table:table-cell table:style-name="ce1" office:value-type="float" office:value="8.75">
            <text:p>8.75E+00</text:p>
          </table:table-cell>
          <table:table-cell table:style-name="ce1" office:value-type="float" office:value="3.55">
            <text:p>3.55E+0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8.34E−15</text:p>
          </table:table-cell>
          <table:table-cell office:value-type="string">
            <text:p>1.02E−14</text:p>
          </table:table-cell>
          <table:table-cell office:value-type="string">
            <text:p>4.16E−16</text:p>
          </table:table-cell>
          <table:table-cell office:value-type="string">
            <text:p>1.20E−15</text:p>
          </table:table-cell>
          <table:table-cell office:value-type="string">
            <text:p>9.87E−16</text:p>
          </table:table-cell>
          <table:table-cell office:value-type="string">
            <text:p>1.08E−15</text:p>
          </table:table-cell>
          <table:table-cell office:value-type="string">
            <text:p>7.71E−17</text:p>
          </table:table-cell>
        </table:table-row>
        <table:table-row table:style-name="ro1">
          <table:table-cell office:value-type="string">
            <text:p>3He</text:p>
          </table:table-cell>
          <table:table-cell office:value-type="string">
            <text:p>1.96E−04</text:p>
          </table:table-cell>
          <table:table-cell office:value-type="string">
            <text:p>2.18E−04</text:p>
          </table:table-cell>
          <table:table-cell office:value-type="string">
            <text:p>2.30E−04</text:p>
          </table:table-cell>
          <table:table-cell office:value-type="string">
            <text:p>2.38E−04</text:p>
          </table:table-cell>
          <table:table-cell office:value-type="string">
            <text:p>2.21E−04</text:p>
          </table:table-cell>
          <table:table-cell office:value-type="string">
            <text:p>2.12E−04</text:p>
          </table:table-cell>
          <table:table-cell office:value-type="string">
            <text:p>5.05E−05</text:p>
          </table:table-cell>
        </table:table-row>
        <table:table-row table:style-name="ro1">
          <table:table-cell office:value-type="string">
            <text:p>4He</text:p>
          </table:table-cell>
          <table:table-cell table:style-name="ce1" office:value-type="float" office:value="4.3">
            <text:p>4.30E+00</text:p>
          </table:table-cell>
          <table:table-cell table:style-name="ce1" office:value-type="float" office:value="5.25">
            <text:p>5.25E+00</text:p>
          </table:table-cell>
          <table:table-cell table:style-name="ce1" office:value-type="float" office:value="6.11">
            <text:p>6.11E+00</text:p>
          </table:table-cell>
          <table:table-cell table:style-name="ce1" office:value-type="float" office:value="6.76">
            <text:p>6.76E+00</text:p>
          </table:table-cell>
          <table:table-cell table:style-name="ce1" office:value-type="float" office:value="7.24">
            <text:p>7.24E+00</text:p>
          </table:table-cell>
          <table:table-cell table:style-name="ce1" office:value-type="float" office:value="8.36">
            <text:p>8.36E+00</text:p>
          </table:table-cell>
          <table:table-cell table:style-name="ce1" office:value-type="float" office:value="4.71">
            <text:p>4.71E+00</text:p>
          </table:table-cell>
        </table:table-row>
        <table:table-row table:style-name="ro1">
          <table:table-cell office:value-type="string">
            <text:p>6Li</text:p>
          </table:table-cell>
          <table:table-cell office:value-type="string">
            <text:p>1.32E−17</text:p>
          </table:table-cell>
          <table:table-cell office:value-type="string">
            <text:p>3.17E−17</text:p>
          </table:table-cell>
          <table:table-cell office:value-type="string">
            <text:p>2.78E−19</text:p>
          </table:table-cell>
          <table:table-cell office:value-type="string">
            <text:p>1.09E−22</text:p>
          </table:table-cell>
          <table:table-cell office:value-type="string">
            <text:p>9.53E−23</text:p>
          </table:table-cell>
          <table:table-cell office:value-type="string">
            <text:p>5.90E−23</text:p>
          </table:table-cell>
          <table:table-cell office:value-type="string">
            <text:p>3.47E−22</text:p>
          </table:table-cell>
        </table:table-row>
        <table:table-row table:style-name="ro1">
          <table:table-cell office:value-type="string">
            <text:p>7Li</text:p>
          </table:table-cell>
          <table:table-cell office:value-type="string">
            <text:p>5.63E−11</text:p>
          </table:table-cell>
          <table:table-cell office:value-type="string">
            <text:p>7.09E−13</text:p>
          </table:table-cell>
          <table:table-cell office:value-type="string">
            <text:p>2.80E−13</text:p>
          </table:table-cell>
          <table:table-cell office:value-type="string">
            <text:p>4.32E−12</text:p>
          </table:table-cell>
          <table:table-cell office:value-type="string">
            <text:p>6.93E−13</text:p>
          </table:table-cell>
          <table:table-cell office:value-type="string">
            <text:p>4.33E−13</text:p>
          </table:table-cell>
          <table:table-cell office:value-type="string">
            <text:p>5.72E−13</text:p>
          </table:table-cell>
        </table:table-row>
        <table:table-row table:style-name="ro1">
          <table:table-cell office:value-type="string">
            <text:p>9Be</text:p>
          </table:table-cell>
          <table:table-cell office:value-type="string">
            <text:p>4.61E−19</text:p>
          </table:table-cell>
          <table:table-cell office:value-type="string">
            <text:p>1.55E−18</text:p>
          </table:table-cell>
          <table:table-cell office:value-type="string">
            <text:p>7.56E−18</text:p>
          </table:table-cell>
          <table:table-cell office:value-type="string">
            <text:p>4.72E−23</text:p>
          </table:table-cell>
          <table:table-cell office:value-type="string">
            <text:p>2.23E−20</text:p>
          </table:table-cell>
          <table:table-cell office:value-type="string">
            <text:p>4.92E−23</text:p>
          </table:table-cell>
          <table:table-cell office:value-type="string">
            <text:p>7.03E−23</text:p>
          </table:table-cell>
        </table:table-row>
        <table:table-row table:style-name="ro1">
          <table:table-cell office:value-type="string">
            <text:p>10B</text:p>
          </table:table-cell>
          <table:table-cell office:value-type="string">
            <text:p>1.12E−10</text:p>
          </table:table-cell>
          <table:table-cell office:value-type="string">
            <text:p>1.36E−10</text:p>
          </table:table-cell>
          <table:table-cell office:value-type="string">
            <text:p>1.42E−10</text:p>
          </table:table-cell>
          <table:table-cell office:value-type="string">
            <text:p>1.47E−10</text:p>
          </table:table-cell>
          <table:table-cell office:value-type="string">
            <text:p>1.51E−10</text:p>
          </table:table-cell>
          <table:table-cell office:value-type="string">
            <text:p>1.54E−10</text:p>
          </table:table-cell>
          <table:table-cell office:value-type="string">
            <text:p>6.96E−14</text:p>
          </table:table-cell>
        </table:table-row>
        <table:table-row table:style-name="ro1">
          <table:table-cell office:value-type="string">
            <text:p>11B</text:p>
          </table:table-cell>
          <table:table-cell office:value-type="string">
            <text:p>4.28E−10</text:p>
          </table:table-cell>
          <table:table-cell office:value-type="string">
            <text:p>6.02E−10</text:p>
          </table:table-cell>
          <table:table-cell office:value-type="string">
            <text:p>6.41E−10</text:p>
          </table:table-cell>
          <table:table-cell office:value-type="string">
            <text:p>6.54E−10</text:p>
          </table:table-cell>
          <table:table-cell office:value-type="string">
            <text:p>6.77E−10</text:p>
          </table:table-cell>
          <table:table-cell office:value-type="string">
            <text:p>6.92E−10</text:p>
          </table:table-cell>
          <table:table-cell office:value-type="string">
            <text:p>3.22E−14</text:p>
          </table:table-cell>
        </table:table-row>
        <table:table-row table:style-name="ro1">
          <table:table-cell office:value-type="string">
            <text:p>12C</text:p>
          </table:table-cell>
          <table:table-cell office:value-type="string">
            <text:p>1.07E−01</text:p>
          </table:table-cell>
          <table:table-cell office:value-type="string">
            <text:p>6.51E−02</text:p>
          </table:table-cell>
          <table:table-cell office:value-type="string">
            <text:p>1.36E−01</text:p>
          </table:table-cell>
          <table:table-cell office:value-type="string">
            <text:p>2.45E−01</text:p>
          </table:table-cell>
          <table:table-cell office:value-type="string">
            <text:p>1.52E−01</text:p>
          </table:table-cell>
          <table:table-cell office:value-type="string">
            <text:p>2.50E−01</text:p>
          </table:table-cell>
          <table:table-cell office:value-type="string">
            <text:p>5.96E−01</text:p>
          </table:table-cell>
        </table:table-row>
        <table:table-row table:style-name="ro1">
          <table:table-cell office:value-type="string">
            <text:p>13C</text:p>
          </table:table-cell>
          <table:table-cell office:value-type="string">
            <text:p>1.00E−03</text:p>
          </table:table-cell>
          <table:table-cell office:value-type="string">
            <text:p>1.15E−03</text:p>
          </table:table-cell>
          <table:table-cell office:value-type="string">
            <text:p>1.38E−03</text:p>
          </table:table-cell>
          <table:table-cell office:value-type="string">
            <text:p>1.45E−03</text:p>
          </table:table-cell>
          <table:table-cell office:value-type="string">
            <text:p>6.66E−02</text:p>
          </table:table-cell>
          <table:table-cell office:value-type="string">
            <text:p>1.92E−03</text:p>
          </table:table-cell>
          <table:table-cell office:value-type="string">
            <text:p>4.31E−04</text:p>
          </table:table-cell>
        </table:table-row>
        <table:table-row table:style-name="ro1">
          <table:table-cell office:value-type="string">
            <text:p>14N</text:p>
          </table:table-cell>
          <table:table-cell office:value-type="string">
            <text:p>4.80E−02</text:p>
          </table:table-cell>
          <table:table-cell office:value-type="string">
            <text:p>6.15E−02</text:p>
          </table:table-cell>
          <table:table-cell office:value-type="string">
            <text:p>6.61E−02</text:p>
          </table:table-cell>
          <table:table-cell office:value-type="string">
            <text:p>7.19E−02</text:p>
          </table:table-cell>
          <table:table-cell office:value-type="string">
            <text:p>8.43E−02</text:p>
          </table:table-cell>
          <table:table-cell office:value-type="string">
            <text:p>1.02E−01</text:p>
          </table:table-cell>
          <table:table-cell office:value-type="string">
            <text:p>5.81E−02</text:p>
          </table:table-cell>
        </table:table-row>
        <table:table-row table:style-name="ro1">
          <table:table-cell office:value-type="string">
            <text:p>15N</text:p>
          </table:table-cell>
          <table:table-cell office:value-type="string">
            <text:p>4.09E−05</text:p>
          </table:table-cell>
          <table:table-cell office:value-type="string">
            <text:p>5.97E−05</text:p>
          </table:table-cell>
          <table:table-cell office:value-type="string">
            <text:p>1.53E−05</text:p>
          </table:table-cell>
          <table:table-cell office:value-type="string">
            <text:p>2.24E−04</text:p>
          </table:table-cell>
          <table:table-cell office:value-type="string">
            <text:p>4.63E−02</text:p>
          </table:table-cell>
          <table:table-cell office:value-type="string">
            <text:p>6.55E−06</text:p>
          </table:table-cell>
          <table:table-cell office:value-type="string">
            <text:p>5.72E−06</text:p>
          </table:table-cell>
        </table:table-row>
        <table:table-row table:style-name="ro1">
          <table:table-cell office:value-type="string">
            <text:p>16O</text:p>
          </table:table-cell>
          <table:table-cell office:value-type="string">
            <text:p>2.18E−01</text:p>
          </table:table-cell>
          <table:table-cell office:value-type="string">
            <text:p>1.62E−01</text:p>
          </table:table-cell>
          <table:table-cell office:value-type="string">
            <text:p>7.70E−01</text:p>
          </table:table-cell>
          <table:table-cell table:style-name="ce1" office:value-type="float" office:value="1.05">
            <text:p>1.05E+00</text:p>
          </table:table-cell>
          <table:table-cell table:style-name="ce1" office:value-type="float" office:value="2.35">
            <text:p>2.35E+00</text:p>
          </table:table-cell>
          <table:table-cell table:style-name="ce1" office:value-type="float" office:value="3.22">
            <text:p>3.22E+00</text:p>
          </table:table-cell>
          <table:table-cell table:style-name="ce1" office:value-type="float" office:value="7.33">
            <text:p>7.33E+00</text:p>
          </table:table-cell>
        </table:table-row>
        <table:table-row table:style-name="ro1">
          <table:table-cell office:value-type="string">
            <text:p>17O</text:p>
          </table:table-cell>
          <table:table-cell office:value-type="string">
            <text:p>8.68E−04</text:p>
          </table:table-cell>
          <table:table-cell office:value-type="string">
            <text:p>8.12E−04</text:p>
          </table:table-cell>
          <table:table-cell office:value-type="string">
            <text:p>8.76E−04</text:p>
          </table:table-cell>
          <table:table-cell office:value-type="string">
            <text:p>9.51E−04</text:p>
          </table:table-cell>
          <table:table-cell office:value-type="string">
            <text:p>1.34E−03</text:p>
          </table:table-cell>
          <table:table-cell office:value-type="string">
            <text:p>1.69E−03</text:p>
          </table:table-cell>
          <table:table-cell office:value-type="string">
            <text:p>9.72E−04</text:p>
          </table:table-cell>
        </table:table-row>
        <table:table-row table:style-name="ro1">
          <table:table-cell office:value-type="string">
            <text:p>18O</text:p>
          </table:table-cell>
          <table:table-cell office:value-type="string">
            <text:p>3.50E−03</text:p>
          </table:table-cell>
          <table:table-cell office:value-type="string">
            <text:p>2.54E−03</text:p>
          </table:table-cell>
          <table:table-cell office:value-type="string">
            <text:p>1.17E−02</text:p>
          </table:table-cell>
          <table:table-cell office:value-type="string">
            <text:p>5.22E−03</text:p>
          </table:table-cell>
          <table:table-cell office:value-type="string">
            <text:p>8.43E−02</text:p>
          </table:table-cell>
          <table:table-cell office:value-type="string">
            <text:p>6.18E−03</text:p>
          </table:table-cell>
          <table:table-cell office:value-type="string">
            <text:p>1.23E−02</text:p>
          </table:table-cell>
        </table:table-row>
        <table:table-row table:style-name="ro1">
          <table:table-cell office:value-type="string">
            <text:p>19F</text:p>
          </table:table-cell>
          <table:table-cell office:value-type="string">
            <text:p>1.42E−05</text:p>
          </table:table-cell>
          <table:table-cell office:value-type="string">
            <text:p>1.64E−05</text:p>
          </table:table-cell>
          <table:table-cell office:value-type="string">
            <text:p>4.47E−06</text:p>
          </table:table-cell>
          <table:table-cell office:value-type="string">
            <text:p>6.05E−05</text:p>
          </table:table-cell>
          <table:table-cell office:value-type="string">
            <text:p>1.19E−04</text:p>
          </table:table-cell>
          <table:table-cell office:value-type="string">
            <text:p>7.81E−06</text:p>
          </table:table-cell>
          <table:table-cell office:value-type="string">
            <text:p>5.26E−06</text:p>
          </table:table-cell>
        </table:table-row>
        <table:table-row table:style-name="ro1">
          <table:table-cell office:value-type="string">
            <text:p>20Ne</text:p>
          </table:table-cell>
          <table:table-cell office:value-type="string">
            <text:p>3.47E−02</text:p>
          </table:table-cell>
          <table:table-cell office:value-type="string">
            <text:p>3.39E−02</text:p>
          </table:table-cell>
          <table:table-cell office:value-type="string">
            <text:p>1.49E−01</text:p>
          </table:table-cell>
          <table:table-cell office:value-type="string">
            <text:p>3.94E−01</text:p>
          </table:table-cell>
          <table:table-cell office:value-type="string">
            <text:p>8.53E−01</text:p>
          </table:table-cell>
          <table:table-cell office:value-type="string">
            <text:p>9.37E−01</text:p>
          </table:table-cell>
          <table:table-cell table:style-name="ce1" office:value-type="float" office:value="2.21">
            <text:p>2.21E+00</text:p>
          </table:table-cell>
        </table:table-row>
        <table:table-row table:style-name="ro1">
          <table:table-cell office:value-type="string">
            <text:p>21Ne</text:p>
          </table:table-cell>
          <table:table-cell office:value-type="string">
            <text:p>2.25E−04</text:p>
          </table:table-cell>
          <table:table-cell office:value-type="string">
            <text:p>1.30E−04</text:p>
          </table:table-cell>
          <table:table-cell office:value-type="string">
            <text:p>2.02E−04</text:p>
          </table:table-cell>
          <table:table-cell office:value-type="string">
            <text:p>1.81E−03</text:p>
          </table:table-cell>
          <table:table-cell office:value-type="string">
            <text:p>1.59E−03</text:p>
          </table:table-cell>
          <table:table-cell office:value-type="string">
            <text:p>2.97E−03</text:p>
          </table:table-cell>
          <table:table-cell office:value-type="string">
            <text:p>4.97E−03</text:p>
          </table:table-cell>
        </table:table-row>
        <table:table-row table:style-name="ro1">
          <table:table-cell office:value-type="string">
            <text:p>22Ne</text:p>
          </table:table-cell>
          <table:table-cell office:value-type="string">
            <text:p>4.52E−03</text:p>
          </table:table-cell>
          <table:table-cell office:value-type="string">
            <text:p>1.72E−03</text:p>
          </table:table-cell>
          <table:table-cell office:value-type="string">
            <text:p>6.63E−03</text:p>
          </table:table-cell>
          <table:table-cell office:value-type="string">
            <text:p>9.04E−03</text:p>
          </table:table-cell>
          <table:table-cell office:value-type="string">
            <text:p>1.68E−02</text:p>
          </table:table-cell>
          <table:table-cell office:value-type="string">
            <text:p>1.86E−02</text:p>
          </table:table-cell>
          <table:table-cell office:value-type="string">
            <text:p>1.09E−02</text:p>
          </table:table-cell>
        </table:table-row>
        <table:table-row table:style-name="ro1">
          <table:table-cell office:value-type="string">
            <text:p>23Na</text:p>
          </table:table-cell>
          <table:table-cell office:value-type="string">
            <text:p>9.25E−04</text:p>
          </table:table-cell>
          <table:table-cell office:value-type="string">
            <text:p>1.06E−03</text:p>
          </table:table-cell>
          <table:table-cell office:value-type="string">
            <text:p>2.93E−03</text:p>
          </table:table-cell>
          <table:table-cell office:value-type="string">
            <text:p>1.68E−02</text:p>
          </table:table-cell>
          <table:table-cell office:value-type="string">
            <text:p>1.86E−02</text:p>
          </table:table-cell>
          <table:table-cell office:value-type="string">
            <text:p>3.47E−02</text:p>
          </table:table-cell>
          <table:table-cell office:value-type="string">
            <text:p>7.76E−02</text:p>
          </table:table-cell>
        </table:table-row>
        <table:table-row table:style-name="ro1">
          <table:table-cell office:value-type="string">
            <text:p>24Mg</text:p>
          </table:table-cell>
          <table:table-cell office:value-type="string">
            <text:p>2.52E−02</text:p>
          </table:table-cell>
          <table:table-cell office:value-type="string">
            <text:p>3.79E−02</text:p>
          </table:table-cell>
          <table:table-cell office:value-type="string">
            <text:p>1.03E−01</text:p>
          </table:table-cell>
          <table:table-cell office:value-type="string">
            <text:p>7.16E−02</text:p>
          </table:table-cell>
          <table:table-cell office:value-type="string">
            <text:p>2.18E−01</text:p>
          </table:table-cell>
          <table:table-cell office:value-type="string">
            <text:p>1.88E−01</text:p>
          </table:table-cell>
          <table:table-cell office:value-type="string">
            <text:p>3.10E−01</text:p>
          </table:table-cell>
        </table:table-row>
        <table:table-row table:style-name="ro1">
          <table:table-cell office:value-type="string">
            <text:p>25Mg</text:p>
          </table:table-cell>
          <table:table-cell office:value-type="string">
            <text:p>2.56E−03</text:p>
          </table:table-cell>
          <table:table-cell office:value-type="string">
            <text:p>1.46E−03</text:p>
          </table:table-cell>
          <table:table-cell office:value-type="string">
            <text:p>7.08E−03</text:p>
          </table:table-cell>
          <table:table-cell office:value-type="string">
            <text:p>1.44E−02</text:p>
          </table:table-cell>
          <table:table-cell office:value-type="string">
            <text:p>3.13E−02</text:p>
          </table:table-cell>
          <table:table-cell office:value-type="string">
            <text:p>3.12E−02</text:p>
          </table:table-cell>
          <table:table-cell office:value-type="string">
            <text:p>7.28E−02</text:p>
          </table:table-cell>
        </table:table-row>
        <table:table-row table:style-name="ro1">
          <table:table-cell office:value-type="string">
            <text:p>26Mg</text:p>
          </table:table-cell>
          <table:table-cell office:value-type="string">
            <text:p>2.16E−03</text:p>
          </table:table-cell>
          <table:table-cell office:value-type="string">
            <text:p>1.72E−03</text:p>
          </table:table-cell>
          <table:table-cell office:value-type="string">
            <text:p>5.86E−03</text:p>
          </table:table-cell>
          <table:table-cell office:value-type="string">
            <text:p>8.86E−03</text:p>
          </table:table-cell>
          <table:table-cell office:value-type="string">
            <text:p>2.72E−02</text:p>
          </table:table-cell>
          <table:table-cell office:value-type="string">
            <text:p>2.79E−02</text:p>
          </table:table-cell>
          <table:table-cell office:value-type="string">
            <text:p>7.33E−02</text:p>
          </table:table-cell>
        </table:table-row>
        <table:table-row table:style-name="ro1">
          <table:table-cell office:value-type="string">
            <text:p>26Al</text:p>
          </table:table-cell>
          <table:table-cell office:value-type="string">
            <text:p>2.13E−05</text:p>
          </table:table-cell>
          <table:table-cell office:value-type="string">
            <text:p>7.63E−06</text:p>
          </table:table-cell>
          <table:table-cell office:value-type="string">
            <text:p>3.69E−05</text:p>
          </table:table-cell>
          <table:table-cell office:value-type="string">
            <text:p>1.50E−05</text:p>
          </table:table-cell>
          <table:table-cell office:value-type="string">
            <text:p>8.67E−05</text:p>
          </table:table-cell>
          <table:table-cell office:value-type="string">
            <text:p>3.90E−05</text:p>
          </table:table-cell>
          <table:table-cell office:value-type="string">
            <text:p>6.64E−05</text:p>
          </table:table-cell>
        </table:table-row>
        <table:table-row table:style-name="ro1">
          <table:table-cell office:value-type="string">
            <text:p>27Al</text:p>
          </table:table-cell>
          <table:table-cell office:value-type="string">
            <text:p>1.50E−03</text:p>
          </table:table-cell>
          <table:table-cell office:value-type="string">
            <text:p>2.44E−03</text:p>
          </table:table-cell>
          <table:table-cell office:value-type="string">
            <text:p>1.00E−02</text:p>
          </table:table-cell>
          <table:table-cell office:value-type="string">
            <text:p>9.90E−03</text:p>
          </table:table-cell>
          <table:table-cell office:value-type="string">
            <text:p>2.70E−02</text:p>
          </table:table-cell>
          <table:table-cell office:value-type="string">
            <text:p>3.41E−02</text:p>
          </table:table-cell>
          <table:table-cell office:value-type="string">
            <text:p>8.30E−02</text:p>
          </table:table-cell>
        </table:table-row>
        <table:table-row table:style-name="ro1">
          <table:table-cell office:value-type="string">
            <text:p>28Si</text:p>
          </table:table-cell>
          <table:table-cell office:value-type="string">
            <text:p>7.48E−02</text:p>
          </table:table-cell>
          <table:table-cell office:value-type="string">
            <text:p>8.38E−02</text:p>
          </table:table-cell>
          <table:table-cell office:value-type="string">
            <text:p>1.01E−01</text:p>
          </table:table-cell>
          <table:table-cell office:value-type="string">
            <text:p>6.32E−02</text:p>
          </table:table-cell>
          <table:table-cell office:value-type="string">
            <text:p>1.28E−01</text:p>
          </table:table-cell>
          <table:table-cell office:value-type="string">
            <text:p>2.40E−01</text:p>
          </table:table-cell>
          <table:table-cell office:value-type="string">
            <text:p>2.41E−01</text:p>
          </table:table-cell>
        </table:table-row>
        <table:table-row table:style-name="ro1">
          <table:table-cell office:value-type="string">
            <text:p>29Si</text:p>
          </table:table-cell>
          <table:table-cell office:value-type="string">
            <text:p>1.49E−03</text:p>
          </table:table-cell>
          <table:table-cell office:value-type="string">
            <text:p>2.20E−03</text:p>
          </table:table-cell>
          <table:table-cell office:value-type="string">
            <text:p>6.96E−03</text:p>
          </table:table-cell>
          <table:table-cell office:value-type="string">
            <text:p>2.04E−03</text:p>
          </table:table-cell>
          <table:table-cell office:value-type="string">
            <text:p>7.06E−03</text:p>
          </table:table-cell>
          <table:table-cell office:value-type="string">
            <text:p>7.38E−03</text:p>
          </table:table-cell>
          <table:table-cell office:value-type="string">
            <text:p>9.99E−03</text:p>
          </table:table-cell>
        </table:table-row>
        <table:table-row table:style-name="ro1">
          <table:table-cell office:value-type="string">
            <text:p>30Si</text:p>
          </table:table-cell>
          <table:table-cell office:value-type="string">
            <text:p>1.55E−03</text:p>
          </table:table-cell>
          <table:table-cell office:value-type="string">
            <text:p>2.75E−03</text:p>
          </table:table-cell>
          <table:table-cell office:value-type="string">
            <text:p>6.82E−03</text:p>
          </table:table-cell>
          <table:table-cell office:value-type="string">
            <text:p>2.44E−03</text:p>
          </table:table-cell>
          <table:table-cell office:value-type="string">
            <text:p>6.19E−03</text:p>
          </table:table-cell>
          <table:table-cell office:value-type="string">
            <text:p>1.06E−02</text:p>
          </table:table-cell>
          <table:table-cell office:value-type="string">
            <text:p>9.76E−03</text:p>
          </table:table-cell>
        </table:table-row>
        <table:table-row table:style-name="ro1">
          <table:table-cell office:value-type="string">
            <text:p>31P</text:p>
          </table:table-cell>
          <table:table-cell office:value-type="string">
            <text:p>3.75E−04</text:p>
          </table:table-cell>
          <table:table-cell office:value-type="string">
            <text:p>7.06E−04</text:p>
          </table:table-cell>
          <table:table-cell office:value-type="string">
            <text:p>1.74E−03</text:p>
          </table:table-cell>
          <table:table-cell office:value-type="string">
            <text:p>6.58E−04</text:p>
          </table:table-cell>
          <table:table-cell office:value-type="string">
            <text:p>1.50E−03</text:p>
          </table:table-cell>
          <table:table-cell office:value-type="string">
            <text:p>2.56E−03</text:p>
          </table:table-cell>
          <table:table-cell office:value-type="string">
            <text:p>3.52E−03</text:p>
          </table:table-cell>
        </table:table-row>
        <table:table-row table:style-name="ro1">
          <table:table-cell office:value-type="string">
            <text:p>32S</text:p>
          </table:table-cell>
          <table:table-cell office:value-type="string">
            <text:p>3.73E−02</text:p>
          </table:table-cell>
          <table:table-cell office:value-type="string">
            <text:p>3.47E−02</text:p>
          </table:table-cell>
          <table:table-cell office:value-type="string">
            <text:p>3.69E−02</text:p>
          </table:table-cell>
          <table:table-cell office:value-type="string">
            <text:p>2.81E−02</text:p>
          </table:table-cell>
          <table:table-cell office:value-type="string">
            <text:p>4.99E−02</text:p>
          </table:table-cell>
          <table:table-cell office:value-type="string">
            <text:p>1.08E−01</text:p>
          </table:table-cell>
          <table:table-cell office:value-type="string">
            <text:p>1.09E−01</text:p>
          </table:table-cell>
        </table:table-row>
        <table:table-row table:style-name="ro1">
          <table:table-cell office:value-type="string">
            <text:p>33S</text:p>
          </table:table-cell>
          <table:table-cell office:value-type="string">
            <text:p>2.00E−04</text:p>
          </table:table-cell>
          <table:table-cell office:value-type="string">
            <text:p>2.43E−04</text:p>
          </table:table-cell>
          <table:table-cell office:value-type="string">
            <text:p>3.51E−04</text:p>
          </table:table-cell>
          <table:table-cell office:value-type="string">
            <text:p>2.26E−04</text:p>
          </table:table-cell>
          <table:table-cell office:value-type="string">
            <text:p>3.25E−04</text:p>
          </table:table-cell>
          <table:table-cell table:number-columns-repeated="2" office:value-type="string">
            <text:p>4.81E−04</text:p>
          </table:table-cell>
        </table:table-row>
        <table:table-row table:style-name="ro1">
          <table:table-cell office:value-type="string">
            <text:p>34S</text:p>
          </table:table-cell>
          <table:table-cell office:value-type="string">
            <text:p>1.64E−03</text:p>
          </table:table-cell>
          <table:table-cell office:value-type="string">
            <text:p>1.53E−03</text:p>
          </table:table-cell>
          <table:table-cell office:value-type="string">
            <text:p>2.19E−03</text:p>
          </table:table-cell>
          <table:table-cell office:value-type="string">
            <text:p>1.70E−03</text:p>
          </table:table-cell>
          <table:table-cell office:value-type="string">
            <text:p>2.26E−03</text:p>
          </table:table-cell>
          <table:table-cell office:value-type="string">
            <text:p>3.76E−03</text:p>
          </table:table-cell>
          <table:table-cell office:value-type="string">
            <text:p>3.42E−03</text:p>
          </table:table-cell>
        </table:table-row>
        <table:table-row table:style-name="ro1">
          <table:table-cell office:value-type="string">
            <text:p>36S</text:p>
          </table:table-cell>
          <table:table-cell office:value-type="string">
            <text:p>5.37E−06</text:p>
          </table:table-cell>
          <table:table-cell office:value-type="string">
            <text:p>2.54E−06</text:p>
          </table:table-cell>
          <table:table-cell office:value-type="string">
            <text:p>1.20E−05</text:p>
          </table:table-cell>
          <table:table-cell office:value-type="string">
            <text:p>9.19E−06</text:p>
          </table:table-cell>
          <table:table-cell office:value-type="string">
            <text:p>2.42E−05</text:p>
          </table:table-cell>
          <table:table-cell office:value-type="string">
            <text:p>5.09E−05</text:p>
          </table:table-cell>
          <table:table-cell office:value-type="string">
            <text:p>9.40E−05</text:p>
          </table:table-cell>
        </table:table-row>
        <table:table-row table:style-name="ro1">
          <table:table-cell office:value-type="string">
            <text:p>35Cl</text:p>
          </table:table-cell>
          <table:table-cell office:value-type="string">
            <text:p>1.15E−04</text:p>
          </table:table-cell>
          <table:table-cell office:value-type="string">
            <text:p>1.37E−04</text:p>
          </table:table-cell>
          <table:table-cell office:value-type="string">
            <text:p>1.75E−04</text:p>
          </table:table-cell>
          <table:table-cell office:value-type="string">
            <text:p>1.25E−04</text:p>
          </table:table-cell>
          <table:table-cell office:value-type="string">
            <text:p>1.62E−04</text:p>
          </table:table-cell>
          <table:table-cell office:value-type="string">
            <text:p>2.33E−04</text:p>
          </table:table-cell>
          <table:table-cell office:value-type="string">
            <text:p>2.76E−04</text:p>
          </table:table-cell>
        </table:table-row>
        <table:table-row table:style-name="ro1">
          <table:table-cell office:value-type="string">
            <text:p>37Cl</text:p>
          </table:table-cell>
          <table:table-cell office:value-type="string">
            <text:p>3.03E−05</text:p>
          </table:table-cell>
          <table:table-cell office:value-type="string">
            <text:p>2.49E−05</text:p>
          </table:table-cell>
          <table:table-cell office:value-type="string">
            <text:p>5.65E−05</text:p>
          </table:table-cell>
          <table:table-cell office:value-type="string">
            <text:p>8.42E−05</text:p>
          </table:table-cell>
          <table:table-cell office:value-type="string">
            <text:p>1.70E−04</text:p>
          </table:table-cell>
          <table:table-cell office:value-type="string">
            <text:p>2.63E−04</text:p>
          </table:table-cell>
          <table:table-cell office:value-type="string">
            <text:p>5.64E−04</text:p>
          </table:table-cell>
        </table:table-row>
        <table:table-row table:style-name="ro1">
          <table:table-cell office:value-type="string">
            <text:p>36Ar</text:p>
          </table:table-cell>
          <table:table-cell office:value-type="string">
            <text:p>6.29E−03</text:p>
          </table:table-cell>
          <table:table-cell office:value-type="string">
            <text:p>4.90E−03</text:p>
          </table:table-cell>
          <table:table-cell office:value-type="string">
            <text:p>5.48E−03</text:p>
          </table:table-cell>
          <table:table-cell office:value-type="string">
            <text:p>4.66E−03</text:p>
          </table:table-cell>
          <table:table-cell office:value-type="string">
            <text:p>7.92E−03</text:p>
          </table:table-cell>
          <table:table-cell table:number-columns-repeated="2" office:value-type="string">
            <text:p>1.81E−02</text:p>
          </table:table-cell>
        </table:table-row>
        <table:table-row table:style-name="ro1">
          <table:table-cell office:value-type="string">
            <text:p>38Ar</text:p>
          </table:table-cell>
          <table:table-cell office:value-type="string">
            <text:p>6.86E−04</text:p>
          </table:table-cell>
          <table:table-cell office:value-type="string">
            <text:p>6.51E−04</text:p>
          </table:table-cell>
          <table:table-cell office:value-type="string">
            <text:p>7.83E−04</text:p>
          </table:table-cell>
          <table:table-cell office:value-type="string">
            <text:p>6.74E−04</text:p>
          </table:table-cell>
          <table:table-cell office:value-type="string">
            <text:p>8.98E−04</text:p>
          </table:table-cell>
          <table:table-cell office:value-type="string">
            <text:p>1.64E−03</text:p>
          </table:table-cell>
          <table:table-cell office:value-type="string">
            <text:p>1.65E−03</text:p>
          </table:table-cell>
        </table:table-row>
        <table:table-row table:style-name="ro1">
          <table:table-cell office:value-type="string">
            <text:p>40Ar</text:p>
          </table:table-cell>
          <table:table-cell office:value-type="string">
            <text:p>8.96E−07</text:p>
          </table:table-cell>
          <table:table-cell office:value-type="string">
            <text:p>1.05E−06</text:p>
          </table:table-cell>
          <table:table-cell office:value-type="string">
            <text:p>1.30E−06</text:p>
          </table:table-cell>
          <table:table-cell office:value-type="string">
            <text:p>1.41E−06</text:p>
          </table:table-cell>
          <table:table-cell office:value-type="string">
            <text:p>2.68E−06</text:p>
          </table:table-cell>
          <table:table-cell office:value-type="string">
            <text:p>7.41E−06</text:p>
          </table:table-cell>
          <table:table-cell office:value-type="string">
            <text:p>5.67E−06</text:p>
          </table:table-cell>
        </table:table-row>
        <table:table-row table:style-name="ro1">
          <table:table-cell office:value-type="string">
            <text:p>39K</text:p>
          </table:table-cell>
          <table:table-cell office:value-type="string">
            <text:p>5.02E−05</text:p>
          </table:table-cell>
          <table:table-cell office:value-type="string">
            <text:p>7.00E−05</text:p>
          </table:table-cell>
          <table:table-cell office:value-type="string">
            <text:p>7.67E−05</text:p>
          </table:table-cell>
          <table:table-cell office:value-type="string">
            <text:p>7.39E−05</text:p>
          </table:table-cell>
          <table:table-cell office:value-type="string">
            <text:p>8.83E−05</text:p>
          </table:table-cell>
          <table:table-cell office:value-type="string">
            <text:p>1.29E−04</text:p>
          </table:table-cell>
          <table:table-cell office:value-type="string">
            <text:p>1.14E−04</text:p>
          </table:table-cell>
        </table:table-row>
        <table:table-row table:style-name="ro1">
          <table:table-cell office:value-type="string">
            <text:p>40K</text:p>
          </table:table-cell>
          <table:table-cell office:value-type="string">
            <text:p>1.28E−07</text:p>
          </table:table-cell>
          <table:table-cell office:value-type="string">
            <text:p>6.43E−08</text:p>
          </table:table-cell>
          <table:table-cell office:value-type="string">
            <text:p>1.38E−07</text:p>
          </table:table-cell>
          <table:table-cell office:value-type="string">
            <text:p>9.30E−08</text:p>
          </table:table-cell>
          <table:table-cell office:value-type="string">
            <text:p>2.00E−07</text:p>
          </table:table-cell>
          <table:table-cell office:value-type="string">
            <text:p>2.94E−07</text:p>
          </table:table-cell>
          <table:table-cell office:value-type="string">
            <text:p>4.05E−07</text:p>
          </table:table-cell>
        </table:table-row>
        <table:table-row table:style-name="ro1">
          <table:table-cell office:value-type="string">
            <text:p>41K</text:p>
          </table:table-cell>
          <table:table-cell office:value-type="string">
            <text:p>4.68E−06</text:p>
          </table:table-cell>
          <table:table-cell office:value-type="string">
            <text:p>5.85E−06</text:p>
          </table:table-cell>
          <table:table-cell office:value-type="string">
            <text:p>7.74E−06</text:p>
          </table:table-cell>
          <table:table-cell office:value-type="string">
            <text:p>9.03E−06</text:p>
          </table:table-cell>
          <table:table-cell office:value-type="string">
            <text:p>1.39E−05</text:p>
          </table:table-cell>
          <table:table-cell office:value-type="string">
            <text:p>1.97E−05</text:p>
          </table:table-cell>
          <table:table-cell office:value-type="string">
            <text:p>4.52E−05</text:p>
          </table:table-cell>
        </table:table-row>
        <table:table-row table:style-name="ro1">
          <table:table-cell office:value-type="string">
            <text:p>40Ca</text:p>
          </table:table-cell>
          <table:table-cell office:value-type="string">
            <text:p>4.92E−03</text:p>
          </table:table-cell>
          <table:table-cell office:value-type="string">
            <text:p>4.01E−03</text:p>
          </table:table-cell>
          <table:table-cell office:value-type="string">
            <text:p>4.54E−03</text:p>
          </table:table-cell>
          <table:table-cell office:value-type="string">
            <text:p>3.74E−03</text:p>
          </table:table-cell>
          <table:table-cell office:value-type="string">
            <text:p>6.55E−03</text:p>
          </table:table-cell>
          <table:table-cell office:value-type="string">
            <text:p>1.57E−02</text:p>
          </table:table-cell>
          <table:table-cell office:value-type="string">
            <text:p>1.56E−02</text:p>
          </table:table-cell>
        </table:table-row>
        <table:table-row table:style-name="ro1">
          <table:table-cell office:value-type="string">
            <text:p>42Ca</text:p>
          </table:table-cell>
          <table:table-cell office:value-type="string">
            <text:p>1.39E−05</text:p>
          </table:table-cell>
          <table:table-cell office:value-type="string">
            <text:p>1.75E−05</text:p>
          </table:table-cell>
          <table:table-cell office:value-type="string">
            <text:p>2.07E−05</text:p>
          </table:table-cell>
          <table:table-cell office:value-type="string">
            <text:p>1.74E−05</text:p>
          </table:table-cell>
          <table:table-cell office:value-type="string">
            <text:p>2.47E−05</text:p>
          </table:table-cell>
          <table:table-cell office:value-type="string">
            <text:p>4.15E−05</text:p>
          </table:table-cell>
          <table:table-cell office:value-type="string">
            <text:p>4.48E−05</text:p>
          </table:table-cell>
        </table:table-row>
        <table:table-row table:style-name="ro1">
          <table:table-cell office:value-type="string">
            <text:p>43Ca</text:p>
          </table:table-cell>
          <table:table-cell office:value-type="string">
            <text:p>1.36E−06</text:p>
          </table:table-cell>
          <table:table-cell office:value-type="string">
            <text:p>1.50E−06</text:p>
          </table:table-cell>
          <table:table-cell office:value-type="string">
            <text:p>2.12E−06</text:p>
          </table:table-cell>
          <table:table-cell office:value-type="string">
            <text:p>2.52E−06</text:p>
          </table:table-cell>
          <table:table-cell office:value-type="string">
            <text:p>3.42E−06</text:p>
          </table:table-cell>
          <table:table-cell office:value-type="string">
            <text:p>2.97E−06</text:p>
          </table:table-cell>
          <table:table-cell office:value-type="string">
            <text:p>4.93E−06</text:p>
          </table:table-cell>
        </table:table-row>
        <table:table-row table:style-name="ro1">
          <table:table-cell office:value-type="string">
            <text:p>44Ca</text:p>
          </table:table-cell>
          <table:table-cell office:value-type="string">
            <text:p>3.51E−05</text:p>
          </table:table-cell>
          <table:table-cell office:value-type="string">
            <text:p>3.55E−05</text:p>
          </table:table-cell>
          <table:table-cell office:value-type="string">
            <text:p>5.45E−05</text:p>
          </table:table-cell>
          <table:table-cell office:value-type="string">
            <text:p>5.79E−05</text:p>
          </table:table-cell>
          <table:table-cell office:value-type="string">
            <text:p>5.11E−05</text:p>
          </table:table-cell>
          <table:table-cell office:value-type="string">
            <text:p>4.04E−05</text:p>
          </table:table-cell>
          <table:table-cell office:value-type="string">
            <text:p>4.67E−05</text:p>
          </table:table-cell>
        </table:table-row>
        <table:table-row table:style-name="ro1">
          <table:table-cell office:value-type="string">
            <text:p>46Ca</text:p>
          </table:table-cell>
          <table:table-cell office:value-type="string">
            <text:p>2.12E−07</text:p>
          </table:table-cell>
          <table:table-cell office:value-type="string">
            <text:p>3.33E−07</text:p>
          </table:table-cell>
          <table:table-cell office:value-type="string">
            <text:p>7.83E−07</text:p>
          </table:table-cell>
          <table:table-cell office:value-type="string">
            <text:p>6.15E−07</text:p>
          </table:table-cell>
          <table:table-cell table:number-columns-repeated="2" office:value-type="string">
            <text:p>1.18E−06</text:p>
          </table:table-cell>
          <table:table-cell office:value-type="string">
            <text:p>2.86E−06</text:p>
          </table:table-cell>
        </table:table-row>
        <table:table-row table:style-name="ro1">
          <table:table-cell office:value-type="string">
            <text:p>48Ca</text:p>
          </table:table-cell>
          <table:table-cell office:value-type="string">
            <text:p>1.58E−06</text:p>
          </table:table-cell>
          <table:table-cell office:value-type="string">
            <text:p>1.86E−06</text:p>
          </table:table-cell>
          <table:table-cell office:value-type="string">
            <text:p>2.73E−06</text:p>
          </table:table-cell>
          <table:table-cell office:value-type="string">
            <text:p>2.35E−06</text:p>
          </table:table-cell>
          <table:table-cell office:value-type="string">
            <text:p>2.73E−06</text:p>
          </table:table-cell>
          <table:table-cell office:value-type="string">
            <text:p>1.42E−05</text:p>
          </table:table-cell>
          <table:table-cell office:value-type="string">
            <text:p>2.43E−06</text:p>
          </table:table-cell>
        </table:table-row>
        <table:table-row table:style-name="ro1">
          <table:table-cell office:value-type="string">
            <text:p>45Sc</text:p>
          </table:table-cell>
          <table:table-cell office:value-type="string">
            <text:p>7.29E−07</text:p>
          </table:table-cell>
          <table:table-cell office:value-type="string">
            <text:p>9.30E−07</text:p>
          </table:table-cell>
          <table:table-cell office:value-type="string">
            <text:p>1.26E−06</text:p>
          </table:table-cell>
          <table:table-cell office:value-type="string">
            <text:p>1.30E−06</text:p>
          </table:table-cell>
          <table:table-cell office:value-type="string">
            <text:p>2.80E−06</text:p>
          </table:table-cell>
          <table:table-cell office:value-type="string">
            <text:p>2.57E−06</text:p>
          </table:table-cell>
          <table:table-cell office:value-type="string">
            <text:p>6.15E−06</text:p>
          </table:table-cell>
        </table:table-row>
        <table:table-row table:style-name="ro1">
          <table:table-cell office:value-type="string">
            <text:p>46Ti</text:p>
          </table:table-cell>
          <table:table-cell office:value-type="string">
            <text:p>6.01E−06</text:p>
          </table:table-cell>
          <table:table-cell office:value-type="string">
            <text:p>8.64E−06</text:p>
          </table:table-cell>
          <table:table-cell office:value-type="string">
            <text:p>9.50E−06</text:p>
          </table:table-cell>
          <table:table-cell office:value-type="string">
            <text:p>8.53E−06</text:p>
          </table:table-cell>
          <table:table-cell office:value-type="string">
            <text:p>1.13E−05</text:p>
          </table:table-cell>
          <table:table-cell office:value-type="string">
            <text:p>1.86E−05</text:p>
          </table:table-cell>
          <table:table-cell office:value-type="string">
            <text:p>2.11E−05</text:p>
          </table:table-cell>
        </table:table-row>
        <table:table-row table:style-name="ro1">
          <table:table-cell office:value-type="string">
            <text:p>47Ti</text:p>
          </table:table-cell>
          <table:table-cell office:value-type="string">
            <text:p>4.41E−06</text:p>
          </table:table-cell>
          <table:table-cell office:value-type="string">
            <text:p>3.44E−06</text:p>
          </table:table-cell>
          <table:table-cell office:value-type="string">
            <text:p>5.34E−06</text:p>
          </table:table-cell>
          <table:table-cell office:value-type="string">
            <text:p>6.55E−06</text:p>
          </table:table-cell>
          <table:table-cell office:value-type="string">
            <text:p>5.59E−06</text:p>
          </table:table-cell>
          <table:table-cell office:value-type="string">
            <text:p>8.81E−06</text:p>
          </table:table-cell>
          <table:table-cell office:value-type="string">
            <text:p>6.75E−06</text:p>
          </table:table-cell>
        </table:table-row>
        <table:table-row table:style-name="ro1">
          <table:table-cell office:value-type="string">
            <text:p>48Ti</text:p>
          </table:table-cell>
          <table:table-cell office:value-type="string">
            <text:p>8.13E−05</text:p>
          </table:table-cell>
          <table:table-cell office:value-type="string">
            <text:p>1.07E−04</text:p>
          </table:table-cell>
          <table:table-cell office:value-type="string">
            <text:p>1.32E−04</text:p>
          </table:table-cell>
          <table:table-cell office:value-type="string">
            <text:p>1.15E−04</text:p>
          </table:table-cell>
          <table:table-cell office:value-type="string">
            <text:p>1.53E−04</text:p>
          </table:table-cell>
          <table:table-cell office:value-type="string">
            <text:p>2.53E−04</text:p>
          </table:table-cell>
          <table:table-cell office:value-type="string">
            <text:p>2.44E−04</text:p>
          </table:table-cell>
        </table:table-row>
        <table:table-row table:style-name="ro1">
          <table:table-cell office:value-type="string">
            <text:p>49Ti</text:p>
          </table:table-cell>
          <table:table-cell office:value-type="string">
            <text:p>4.74E−06</text:p>
          </table:table-cell>
          <table:table-cell office:value-type="string">
            <text:p>5.07E−06</text:p>
          </table:table-cell>
          <table:table-cell office:value-type="string">
            <text:p>6.11E−06</text:p>
          </table:table-cell>
          <table:table-cell office:value-type="string">
            <text:p>6.37E−06</text:p>
          </table:table-cell>
          <table:table-cell office:value-type="string">
            <text:p>1.10E−05</text:p>
          </table:table-cell>
          <table:table-cell office:value-type="string">
            <text:p>1.92E−05</text:p>
          </table:table-cell>
          <table:table-cell office:value-type="string">
            <text:p>2.42E−05</text:p>
          </table:table-cell>
        </table:table-row>
        <table:table-row table:style-name="ro1">
          <table:table-cell office:value-type="string">
            <text:p>50Ti</text:p>
          </table:table-cell>
          <table:table-cell office:value-type="string">
            <text:p>2.33E−06</text:p>
          </table:table-cell>
          <table:table-cell office:value-type="string">
            <text:p>2.41E−06</text:p>
          </table:table-cell>
          <table:table-cell office:value-type="string">
            <text:p>3.91E−06</text:p>
          </table:table-cell>
          <table:table-cell office:value-type="string">
            <text:p>5.82E−06</text:p>
          </table:table-cell>
          <table:table-cell office:value-type="string">
            <text:p>1.23E−05</text:p>
          </table:table-cell>
          <table:table-cell office:value-type="string">
            <text:p>9.91E−06</text:p>
          </table:table-cell>
          <table:table-cell office:value-type="string">
            <text:p>3.81E−05</text:p>
          </table:table-cell>
        </table:table-row>
        <table:table-row table:style-name="ro1">
          <table:table-cell office:value-type="string">
            <text:p>50V</text:p>
          </table:table-cell>
          <table:table-cell office:value-type="string">
            <text:p>2.03E−08</text:p>
          </table:table-cell>
          <table:table-cell office:value-type="string">
            <text:p>2.66E−08</text:p>
          </table:table-cell>
          <table:table-cell office:value-type="string">
            <text:p>6.60E−08</text:p>
          </table:table-cell>
          <table:table-cell office:value-type="string">
            <text:p>3.89E−08</text:p>
          </table:table-cell>
          <table:table-cell office:value-type="string">
            <text:p>9.60E−08</text:p>
          </table:table-cell>
          <table:table-cell office:value-type="string">
            <text:p>2.49E−07</text:p>
          </table:table-cell>
          <table:table-cell office:value-type="string">
            <text:p>1.87E−07</text:p>
          </table:table-cell>
        </table:table-row>
        <table:table-row table:style-name="ro1">
          <table:table-cell office:value-type="string">
            <text:p>51V</text:p>
          </table:table-cell>
          <table:table-cell office:value-type="string">
            <text:p>1.18E−05</text:p>
          </table:table-cell>
          <table:table-cell office:value-type="string">
            <text:p>9.95E−06</text:p>
          </table:table-cell>
          <table:table-cell office:value-type="string">
            <text:p>1.14E−05</text:p>
          </table:table-cell>
          <table:table-cell office:value-type="string">
            <text:p>1.33E−05</text:p>
          </table:table-cell>
          <table:table-cell office:value-type="string">
            <text:p>1.44E−05</text:p>
          </table:table-cell>
          <table:table-cell office:value-type="string">
            <text:p>2.50E−05</text:p>
          </table:table-cell>
          <table:table-cell office:value-type="string">
            <text:p>2.24E−05</text:p>
          </table:table-cell>
        </table:table-row>
        <table:table-row table:style-name="ro1">
          <table:table-cell office:value-type="string">
            <text:p>50Cr</text:p>
          </table:table-cell>
          <table:table-cell office:value-type="string">
            <text:p>2.23E−05</text:p>
          </table:table-cell>
          <table:table-cell office:value-type="string">
            <text:p>3.95E−05</text:p>
          </table:table-cell>
          <table:table-cell office:value-type="string">
            <text:p>3.68E−05</text:p>
          </table:table-cell>
          <table:table-cell office:value-type="string">
            <text:p>3.10E−05</text:p>
          </table:table-cell>
          <table:table-cell office:value-type="string">
            <text:p>5.22E−05</text:p>
          </table:table-cell>
          <table:table-cell office:value-type="string">
            <text:p>7.71E−05</text:p>
          </table:table-cell>
          <table:table-cell office:value-type="string">
            <text:p>9.21E−05</text:p>
          </table:table-cell>
        </table:table-row>
        <table:table-row table:style-name="ro1">
          <table:table-cell office:value-type="string">
            <text:p>52Cr</text:p>
          </table:table-cell>
          <table:table-cell office:value-type="string">
            <text:p>6.48E−04</text:p>
          </table:table-cell>
          <table:table-cell office:value-type="string">
            <text:p>1.27E−03</text:p>
          </table:table-cell>
          <table:table-cell office:value-type="string">
            <text:p>1.28E−03</text:p>
          </table:table-cell>
          <table:table-cell office:value-type="string">
            <text:p>1.07E−03</text:p>
          </table:table-cell>
          <table:table-cell office:value-type="string">
            <text:p>2.04E−03</text:p>
          </table:table-cell>
          <table:table-cell office:value-type="string">
            <text:p>3.76E−03</text:p>
          </table:table-cell>
          <table:table-cell office:value-type="string">
            <text:p>3.78E−03</text:p>
          </table:table-cell>
        </table:table-row>
        <table:table-row table:style-name="ro1">
          <table:table-cell office:value-type="string">
            <text:p>53Cr</text:p>
          </table:table-cell>
          <table:table-cell office:value-type="string">
            <text:p>6.24E−05</text:p>
          </table:table-cell>
          <table:table-cell office:value-type="string">
            <text:p>9.27E−05</text:p>
          </table:table-cell>
          <table:table-cell office:value-type="string">
            <text:p>9.62E−05</text:p>
          </table:table-cell>
          <table:table-cell office:value-type="string">
            <text:p>8.28E−05</text:p>
          </table:table-cell>
          <table:table-cell office:value-type="string">
            <text:p>1.41E−04</text:p>
          </table:table-cell>
          <table:table-cell office:value-type="string">
            <text:p>2.74E−04</text:p>
          </table:table-cell>
          <table:table-cell office:value-type="string">
            <text:p>2.49E−04</text:p>
          </table:table-cell>
        </table:table-row>
        <table:table-row table:style-name="ro1">
          <table:table-cell office:value-type="string">
            <text:p>54Cr</text:p>
          </table:table-cell>
          <table:table-cell office:value-type="string">
            <text:p>6.55E−06</text:p>
          </table:table-cell>
          <table:table-cell office:value-type="string">
            <text:p>6.80E−06</text:p>
          </table:table-cell>
          <table:table-cell office:value-type="string">
            <text:p>1.52E−05</text:p>
          </table:table-cell>
          <table:table-cell office:value-type="string">
            <text:p>1.66E−05</text:p>
          </table:table-cell>
          <table:table-cell office:value-type="string">
            <text:p>2.77E−05</text:p>
          </table:table-cell>
          <table:table-cell office:value-type="string">
            <text:p>5.12E−05</text:p>
          </table:table-cell>
          <table:table-cell office:value-type="string">
            <text:p>5.66E−05</text:p>
          </table:table-cell>
        </table:table-row>
        <table:table-row table:style-name="ro1">
          <table:table-cell office:value-type="string">
            <text:p>55Mn</text:p>
          </table:table-cell>
          <table:table-cell office:value-type="string">
            <text:p>2.81E−04</text:p>
          </table:table-cell>
          <table:table-cell office:value-type="string">
            <text:p>3.80E−04</text:p>
          </table:table-cell>
          <table:table-cell office:value-type="string">
            <text:p>4.05E−04</text:p>
          </table:table-cell>
          <table:table-cell office:value-type="string">
            <text:p>3.60E−04</text:p>
          </table:table-cell>
          <table:table-cell office:value-type="string">
            <text:p>5.50E−04</text:p>
          </table:table-cell>
          <table:table-cell office:value-type="string">
            <text:p>1.04E−03</text:p>
          </table:table-cell>
          <table:table-cell office:value-type="string">
            <text:p>8.28E−04</text:p>
          </table:table-cell>
        </table:table-row>
        <table:table-row table:style-name="ro1">
          <table:table-cell office:value-type="string">
            <text:p>54Fe</text:p>
          </table:table-cell>
          <table:table-cell office:value-type="string">
            <text:p>1.92E−03</text:p>
          </table:table-cell>
          <table:table-cell office:value-type="string">
            <text:p>2.46E−03</text:p>
          </table:table-cell>
          <table:table-cell office:value-type="string">
            <text:p>2.49E−03</text:p>
          </table:table-cell>
          <table:table-cell office:value-type="string">
            <text:p>2.22E−03</text:p>
          </table:table-cell>
          <table:table-cell office:value-type="string">
            <text:p>3.84E−03</text:p>
          </table:table-cell>
          <table:table-cell office:value-type="string">
            <text:p>6.87E−03</text:p>
          </table:table-cell>
          <table:table-cell office:value-type="string">
            <text:p>6.42E−03</text:p>
          </table:table-cell>
        </table:table-row>
        <table:table-row table:style-name="ro1">
          <table:table-cell office:value-type="string">
            <text:p>56Fe</text:p>
          </table:table-cell>
          <table:table-cell office:value-type="string">
            <text:p>8.32E−02</text:p>
          </table:table-cell>
          <table:table-cell office:value-type="string">
            <text:p>8.51E−02</text:p>
          </table:table-cell>
          <table:table-cell office:value-type="string">
            <text:p>8.72E−02</text:p>
          </table:table-cell>
          <table:table-cell office:value-type="string">
            <text:p>8.87E−02</text:p>
          </table:table-cell>
          <table:table-cell office:value-type="string">
            <text:p>9.01E−02</text:p>
          </table:table-cell>
          <table:table-cell office:value-type="string">
            <text:p>9.18E−02</text:p>
          </table:table-cell>
          <table:table-cell office:value-type="string">
            <text:p>8.08E−02</text:p>
          </table:table-cell>
        </table:table-row>
        <table:table-row table:style-name="ro1">
          <table:table-cell office:value-type="string">
            <text:p>57Fe</text:p>
          </table:table-cell>
          <table:table-cell office:value-type="string">
            <text:p>2.22E−03</text:p>
          </table:table-cell>
          <table:table-cell office:value-type="string">
            <text:p>1.99E−03</text:p>
          </table:table-cell>
          <table:table-cell office:value-type="string">
            <text:p>2.67E−03</text:p>
          </table:table-cell>
          <table:table-cell office:value-type="string">
            <text:p>2.34E−03</text:p>
          </table:table-cell>
          <table:table-cell office:value-type="string">
            <text:p>1.87E−03</text:p>
          </table:table-cell>
          <table:table-cell office:value-type="string">
            <text:p>2.82E−03</text:p>
          </table:table-cell>
          <table:table-cell office:value-type="string">
            <text:p>9.75E−04</text:p>
          </table:table-cell>
        </table:table-row>
        <table:table-row table:style-name="ro1">
          <table:table-cell office:value-type="string">
            <text:p>58Fe</text:p>
          </table:table-cell>
          <table:table-cell office:value-type="string">
            <text:p>1.21E−04</text:p>
          </table:table-cell>
          <table:table-cell office:value-type="string">
            <text:p>1.10E−04</text:p>
          </table:table-cell>
          <table:table-cell office:value-type="string">
            <text:p>5.86E−04</text:p>
          </table:table-cell>
          <table:table-cell office:value-type="string">
            <text:p>4.96E−04</text:p>
          </table:table-cell>
          <table:table-cell office:value-type="string">
            <text:p>8.37E−04</text:p>
          </table:table-cell>
          <table:table-cell office:value-type="string">
            <text:p>2.39E−03</text:p>
          </table:table-cell>
          <table:table-cell office:value-type="string">
            <text:p>1.48E−03</text:p>
          </table:table-cell>
        </table:table-row>
        <table:table-row table:style-name="ro1">
          <table:table-cell office:value-type="string">
            <text:p>59Co</text:p>
          </table:table-cell>
          <table:table-cell office:value-type="string">
            <text:p>1.41E−04</text:p>
          </table:table-cell>
          <table:table-cell office:value-type="string">
            <text:p>9.00E−05</text:p>
          </table:table-cell>
          <table:table-cell office:value-type="string">
            <text:p>1.82E−04</text:p>
          </table:table-cell>
          <table:table-cell office:value-type="string">
            <text:p>2.92E−04</text:p>
          </table:table-cell>
          <table:table-cell office:value-type="string">
            <text:p>3.89E−04</text:p>
          </table:table-cell>
          <table:table-cell office:value-type="string">
            <text:p>5.39E−04</text:p>
          </table:table-cell>
          <table:table-cell office:value-type="string">
            <text:p>6.94E−04</text:p>
          </table:table-cell>
        </table:table-row>
        <table:table-row table:style-name="ro1">
          <table:table-cell office:value-type="string">
            <text:p>58Ni</text:p>
          </table:table-cell>
          <table:table-cell office:value-type="string">
            <text:p>2.23E−03</text:p>
          </table:table-cell>
          <table:table-cell office:value-type="string">
            <text:p>1.14E−03</text:p>
          </table:table-cell>
          <table:table-cell office:value-type="string">
            <text:p>2.70E−03</text:p>
          </table:table-cell>
          <table:table-cell office:value-type="string">
            <text:p>1.84E−03</text:p>
          </table:table-cell>
          <table:table-cell office:value-type="string">
            <text:p>1.56E−03</text:p>
          </table:table-cell>
          <table:table-cell office:value-type="string">
            <text:p>1.55E−03</text:p>
          </table:table-cell>
          <table:table-cell office:value-type="string">
            <text:p>8.83E−04</text:p>
          </table:table-cell>
        </table:table-row>
        <table:table-row table:style-name="ro1">
          <table:table-cell office:value-type="string">
            <text:p>60Ni</text:p>
          </table:table-cell>
          <table:table-cell office:value-type="string">
            <text:p>2.13E−03</text:p>
          </table:table-cell>
          <table:table-cell office:value-type="string">
            <text:p>1.87E−03</text:p>
          </table:table-cell>
          <table:table-cell office:value-type="string">
            <text:p>2.12E−03</text:p>
          </table:table-cell>
          <table:table-cell office:value-type="string">
            <text:p>2.49E−03</text:p>
          </table:table-cell>
          <table:table-cell office:value-type="string">
            <text:p>1.81E−03</text:p>
          </table:table-cell>
          <table:table-cell office:value-type="string">
            <text:p>6.12E−04</text:p>
          </table:table-cell>
          <table:table-cell office:value-type="string">
            <text:p>1.20E−03</text:p>
          </table:table-cell>
        </table:table-row>
        <table:table-row table:style-name="ro1">
          <table:table-cell office:value-type="string">
            <text:p>61Ni</text:p>
          </table:table-cell>
          <table:table-cell office:value-type="string">
            <text:p>8.21E−05</text:p>
          </table:table-cell>
          <table:table-cell office:value-type="string">
            <text:p>1.24E−04</text:p>
          </table:table-cell>
          <table:table-cell office:value-type="string">
            <text:p>1.04E−04</text:p>
          </table:table-cell>
          <table:table-cell office:value-type="string">
            <text:p>1.49E−04</text:p>
          </table:table-cell>
          <table:table-cell office:value-type="string">
            <text:p>2.16E−04</text:p>
          </table:table-cell>
          <table:table-cell office:value-type="string">
            <text:p>1.10E−04</text:p>
          </table:table-cell>
          <table:table-cell office:value-type="string">
            <text:p>3.91E−04</text:p>
          </table:table-cell>
        </table:table-row>
        <table:table-row table:style-name="ro1">
          <table:table-cell office:value-type="string">
            <text:p>62Ni</text:p>
          </table:table-cell>
          <table:table-cell office:value-type="string">
            <text:p>2.27E−04</text:p>
          </table:table-cell>
          <table:table-cell office:value-type="string">
            <text:p>1.64E−04</text:p>
          </table:table-cell>
          <table:table-cell office:value-type="string">
            <text:p>4.64E−04</text:p>
          </table:table-cell>
          <table:table-cell office:value-type="string">
            <text:p>3.86E−04</text:p>
          </table:table-cell>
          <table:table-cell office:value-type="string">
            <text:p>6.61E−04</text:p>
          </table:table-cell>
          <table:table-cell office:value-type="string">
            <text:p>2.22E−04</text:p>
          </table:table-cell>
          <table:table-cell office:value-type="string">
            <text:p>1.17E−03</text:p>
          </table:table-cell>
        </table:table-row>
        <table:table-row table:style-name="ro1">
          <table:table-cell office:value-type="string">
            <text:p>64Ni</text:p>
          </table:table-cell>
          <table:table-cell office:value-type="string">
            <text:p>3.35E−05</text:p>
          </table:table-cell>
          <table:table-cell office:value-type="string">
            <text:p>1.72E−05</text:p>
          </table:table-cell>
          <table:table-cell office:value-type="string">
            <text:p>2.99E−05</text:p>
          </table:table-cell>
          <table:table-cell office:value-type="string">
            <text:p>1.87E−04</text:p>
          </table:table-cell>
          <table:table-cell office:value-type="string">
            <text:p>6.16E−04</text:p>
          </table:table-cell>
          <table:table-cell office:value-type="string">
            <text:p>7.11E−05</text:p>
          </table:table-cell>
          <table:table-cell office:value-type="string">
            <text:p>2.22E−03</text:p>
          </table:table-cell>
        </table:table-row>
        <table:table-row table:style-name="ro1">
          <table:table-cell office:value-type="string">
            <text:p>63Cu</text:p>
          </table:table-cell>
          <table:table-cell office:value-type="string">
            <text:p>1.83E−05</text:p>
          </table:table-cell>
          <table:table-cell office:value-type="string">
            <text:p>1.30E−05</text:p>
          </table:table-cell>
          <table:table-cell office:value-type="string">
            <text:p>1.90E−05</text:p>
          </table:table-cell>
          <table:table-cell office:value-type="string">
            <text:p>1.28E−04</text:p>
          </table:table-cell>
          <table:table-cell office:value-type="string">
            <text:p>2.94E−04</text:p>
          </table:table-cell>
          <table:table-cell office:value-type="string">
            <text:p>8.56E−05</text:p>
          </table:table-cell>
          <table:table-cell office:value-type="string">
            <text:p>6.85E−04</text:p>
          </table:table-cell>
        </table:table-row>
        <table:table-row table:style-name="ro1">
          <table:table-cell office:value-type="string">
            <text:p>65Cu</text:p>
          </table:table-cell>
          <table:table-cell office:value-type="string">
            <text:p>1.03E−05</text:p>
          </table:table-cell>
          <table:table-cell office:value-type="string">
            <text:p>7.18E−06</text:p>
          </table:table-cell>
          <table:table-cell office:value-type="string">
            <text:p>7.62E−06</text:p>
          </table:table-cell>
          <table:table-cell office:value-type="string">
            <text:p>4.40E−05</text:p>
          </table:table-cell>
          <table:table-cell office:value-type="string">
            <text:p>1.46E−04</text:p>
          </table:table-cell>
          <table:table-cell office:value-type="string">
            <text:p>1.30E−05</text:p>
          </table:table-cell>
          <table:table-cell office:value-type="string">
            <text:p>6.49E−04</text:p>
          </table:table-cell>
        </table:table-row>
        <table:table-row table:style-name="ro1">
          <table:table-cell office:value-type="string">
            <text:p>64Zn</text:p>
          </table:table-cell>
          <table:table-cell office:value-type="string">
            <text:p>9.67E−05</text:p>
          </table:table-cell>
          <table:table-cell office:value-type="string">
            <text:p>6.77E−05</text:p>
          </table:table-cell>
          <table:table-cell office:value-type="string">
            <text:p>5.74E−05</text:p>
          </table:table-cell>
          <table:table-cell office:value-type="string">
            <text:p>1.20E−04</text:p>
          </table:table-cell>
          <table:table-cell office:value-type="string">
            <text:p>5.37E−05</text:p>
          </table:table-cell>
          <table:table-cell office:value-type="string">
            <text:p>1.87E−05</text:p>
          </table:table-cell>
          <table:table-cell office:value-type="string">
            <text:p>1.68E−04</text:p>
          </table:table-cell>
        </table:table-row>
        <table:table-row table:style-name="ro1">
          <table:table-cell office:value-type="string">
            <text:p>66Zn</text:p>
          </table:table-cell>
          <table:table-cell office:value-type="string">
            <text:p>1.74E−05</text:p>
          </table:table-cell>
          <table:table-cell office:value-type="string">
            <text:p>1.78E−05</text:p>
          </table:table-cell>
          <table:table-cell office:value-type="string">
            <text:p>2.17E−05</text:p>
          </table:table-cell>
          <table:table-cell office:value-type="string">
            <text:p>6.26E−05</text:p>
          </table:table-cell>
          <table:table-cell office:value-type="string">
            <text:p>2.39E−04</text:p>
          </table:table-cell>
          <table:table-cell office:value-type="string">
            <text:p>1.54E−05</text:p>
          </table:table-cell>
          <table:table-cell office:value-type="string">
            <text:p>1.07E−03</text:p>
          </table:table-cell>
        </table:table-row>
        <table:table-row table:style-name="ro1">
          <table:table-cell office:value-type="string">
            <text:p>67Zn</text:p>
          </table:table-cell>
          <table:table-cell office:value-type="string">
            <text:p>2.88E−06</text:p>
          </table:table-cell>
          <table:table-cell office:value-type="string">
            <text:p>1.78E−06</text:p>
          </table:table-cell>
          <table:table-cell office:value-type="string">
            <text:p>2.03E−06</text:p>
          </table:table-cell>
          <table:table-cell office:value-type="string">
            <text:p>1.29E−05</text:p>
          </table:table-cell>
          <table:table-cell office:value-type="string">
            <text:p>5.26E−05</text:p>
          </table:table-cell>
          <table:table-cell office:value-type="string">
            <text:p>2.72E−06</text:p>
          </table:table-cell>
          <table:table-cell office:value-type="string">
            <text:p>2.48E−04</text:p>
          </table:table-cell>
        </table:table-row>
        <table:table-row table:style-name="ro1">
          <table:table-cell office:value-type="string">
            <text:p>68Zn</text:p>
          </table:table-cell>
          <table:table-cell office:value-type="string">
            <text:p>1.32E−05</text:p>
          </table:table-cell>
          <table:table-cell office:value-type="string">
            <text:p>7.49E−06</text:p>
          </table:table-cell>
          <table:table-cell office:value-type="string">
            <text:p>1.17E−05</text:p>
          </table:table-cell>
          <table:table-cell office:value-type="string">
            <text:p>6.03E−05</text:p>
          </table:table-cell>
          <table:table-cell office:value-type="string">
            <text:p>3.14E−04</text:p>
          </table:table-cell>
          <table:table-cell office:value-type="string">
            <text:p>1.27E−05</text:p>
          </table:table-cell>
          <table:table-cell office:value-type="string">
            <text:p>1.55E−03</text:p>
          </table:table-cell>
        </table:table-row>
        <table:table-row table:style-name="ro1">
          <table:table-cell office:value-type="string">
            <text:p>70Zn</text:p>
          </table:table-cell>
          <table:table-cell office:value-type="string">
            <text:p>1.83E−06</text:p>
          </table:table-cell>
          <table:table-cell office:value-type="string">
            <text:p>5.59E−07</text:p>
          </table:table-cell>
          <table:table-cell office:value-type="string">
            <text:p>5.13E−07</text:p>
          </table:table-cell>
          <table:table-cell office:value-type="string">
            <text:p>1.62E−06</text:p>
          </table:table-cell>
          <table:table-cell office:value-type="string">
            <text:p>8.43E−06</text:p>
          </table:table-cell>
          <table:table-cell office:value-type="string">
            <text:p>3.69E−07</text:p>
          </table:table-cell>
          <table:table-cell office:value-type="string">
            <text:p>2.65E−05</text:p>
          </table:table-cell>
        </table:table-row>
        <table:table-row table:style-name="ro1">
          <table:table-cell office:value-type="string">
            <text:p>69Ga</text:p>
          </table:table-cell>
          <table:table-cell office:value-type="string">
            <text:p>1.67E−06</text:p>
          </table:table-cell>
          <table:table-cell office:value-type="string">
            <text:p>8.45E−07</text:p>
          </table:table-cell>
          <table:table-cell office:value-type="string">
            <text:p>9.10E−07</text:p>
          </table:table-cell>
          <table:table-cell office:value-type="string">
            <text:p>6.66E−06</text:p>
          </table:table-cell>
          <table:table-cell office:value-type="string">
            <text:p>2.74E−05</text:p>
          </table:table-cell>
          <table:table-cell office:value-type="string">
            <text:p>1.38E−06</text:p>
          </table:table-cell>
          <table:table-cell office:value-type="string">
            <text:p>1.75E−04</text:p>
          </table:table-cell>
        </table:table-row>
        <table:table-row table:style-name="ro1">
          <table:table-cell office:value-type="string">
            <text:p>71Ga</text:p>
          </table:table-cell>
          <table:table-cell office:value-type="string">
            <text:p>1.48E−06</text:p>
          </table:table-cell>
          <table:table-cell office:value-type="string">
            <text:p>7.96E−07</text:p>
          </table:table-cell>
          <table:table-cell office:value-type="string">
            <text:p>1.06E−06</text:p>
          </table:table-cell>
          <table:table-cell office:value-type="string">
            <text:p>5.14E−06</text:p>
          </table:table-cell>
          <table:table-cell office:value-type="string">
            <text:p>2.79E−05</text:p>
          </table:table-cell>
          <table:table-cell office:value-type="string">
            <text:p>1.10E−06</text:p>
          </table:table-cell>
          <table:table-cell office:value-type="string">
            <text:p>1.32E−0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2012/05/10</text:date>, <text:time>18:53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osuke Asano</meta:initial-creator>
    <meta:creation-date>2012-05-10T18:42:44</meta:creation-date>
    <dc:date>2012-05-10T18:53:19</dc:date>
    <dc:creator>Ryosuke Asano</dc:creator>
    <meta:editing-duration>PT2M41S</meta:editing-duration>
    <meta:editing-cycles>2</meta:editing-cycles>
    <meta:generator>LibreOffice/3.4$Unix LibreOffice_project/340m1$Build-402</meta:generator>
    <meta:document-statistic meta:table-count="3" meta:cell-count="664" meta:object-count="0"/>
  </office:meta>
</office:document-meta>
</file>